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8"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5"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0"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8"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9"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93"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4"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style:font-size-asian="6pt" style:font-size-complex="6pt"/>
    </style:style>
    <style:style style:name="P158" style:family="paragraph" style:parent-style-name="Standard">
      <style:paragraph-properties fo:text-align="center" style:justify-single-word="false"/>
      <style:text-properties fo:font-size="6pt" officeooo:paragraph-rsid="009f8d42" style:font-size-asian="6pt" style:font-size-complex="6pt"/>
    </style:style>
    <style:style style:name="P159"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0"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1"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2"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5"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6"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7"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officeooo:rsid="008b47b0"/>
    </style:style>
    <style:style style:name="T157" style:family="text">
      <style:text-properties officeooo:rsid="0094355b"/>
    </style:style>
    <style:style style:name="T158" style:family="text">
      <style:text-properties officeooo:rsid="00ad1e39"/>
    </style:style>
    <style:style style:name="T159" style:family="text">
      <style:text-properties officeooo:rsid="00ad4dda"/>
    </style:style>
    <style:style style:name="T160" style:family="text">
      <style:text-properties officeooo:rsid="00b08c77"/>
    </style:style>
    <style:style style:name="T161" style:family="text">
      <style:text-properties officeooo:rsid="00b45bc2"/>
    </style:style>
    <style:style style:name="T162" style:family="text">
      <style:text-properties officeooo:rsid="00b7b3a6"/>
    </style:style>
    <style:style style:name="T163" style:family="text">
      <style:text-properties officeooo:rsid="00bcc32e"/>
    </style:style>
    <style:style style:name="T164" style:family="text">
      <style:text-properties officeooo:rsid="00be1541"/>
    </style:style>
    <style:style style:name="T165" style:family="text">
      <style:text-properties officeooo:rsid="00bef184"/>
    </style:style>
    <style:style style:name="T166" style:family="text">
      <style:text-properties officeooo:rsid="00c080a5"/>
    </style:style>
    <style:style style:name="T167" style:family="text">
      <style:text-properties officeooo:rsid="00c140df"/>
    </style:style>
    <style:style style:name="T168" style:family="text">
      <style:text-properties officeooo:rsid="00c547fb"/>
    </style:style>
    <style:style style:name="T169" style:family="text">
      <style:text-properties officeooo:rsid="00cda411"/>
    </style:style>
    <style:style style:name="T170" style:family="text">
      <style:text-properties officeooo:rsid="00d16645"/>
    </style:style>
    <style:style style:name="T171" style:family="text">
      <style:text-properties officeooo:rsid="00d4defe"/>
    </style:style>
    <style:style style:name="T172" style:family="text">
      <style:text-properties officeooo:rsid="00dc8ad9"/>
    </style:style>
    <style:style style:name="T173" style:family="text">
      <style:text-properties officeooo:rsid="00df8b6d"/>
    </style:style>
    <style:style style:name="T174" style:family="text">
      <style:text-properties officeooo:rsid="00e91dea"/>
    </style:style>
    <style:style style:name="T175" style:family="text">
      <style:text-properties officeooo:rsid="00ecb9c4"/>
    </style:style>
    <style:style style:name="T176" style:family="text">
      <style:text-properties officeooo:rsid="00f32033"/>
    </style:style>
    <style:style style:name="T177" style:family="text">
      <style:text-properties officeooo:rsid="00f59e93"/>
    </style:style>
    <style:style style:name="T178" style:family="text">
      <style:text-properties officeooo:rsid="00fa0749"/>
    </style:style>
    <style:style style:name="T179" style:family="text">
      <style:text-properties officeooo:rsid="00fb9caa"/>
    </style:style>
    <style:style style:name="T180" style:family="text">
      <style:text-properties officeooo:rsid="010bf33d"/>
    </style:style>
    <style:style style:name="T181" style:family="text">
      <style:text-properties officeooo:rsid="010e2aac"/>
    </style:style>
    <style:style style:name="T182" style:family="text">
      <style:text-properties officeooo:rsid="01111201"/>
    </style:style>
    <style:style style:name="T183" style:family="text">
      <style:text-properties officeooo:rsid="011299f2"/>
    </style:style>
    <style:style style:name="T184" style:family="text">
      <style:text-properties officeooo:rsid="01136d38"/>
    </style:style>
    <style:style style:name="T185" style:family="text">
      <style:text-properties officeooo:rsid="0114e102"/>
    </style:style>
    <style:style style:name="T186" style:family="text">
      <style:text-properties officeooo:rsid="0116c510"/>
    </style:style>
    <style:style style:name="T187" style:family="text">
      <style:text-properties officeooo:rsid="0119770e"/>
    </style:style>
    <style:style style:name="T188" style:family="text">
      <style:text-properties officeooo:rsid="011b4a52"/>
    </style:style>
    <style:style style:name="T189" style:family="text">
      <style:text-properties officeooo:rsid="011cdfe3"/>
    </style:style>
    <style:style style:name="T190" style:family="text">
      <style:text-properties officeooo:rsid="012154f9"/>
    </style:style>
    <style:style style:name="T191" style:family="text">
      <style:text-properties officeooo:rsid="012226d8"/>
    </style:style>
    <style:style style:name="T192" style:family="text">
      <style:text-properties officeooo:rsid="0126bc47"/>
    </style:style>
    <style:style style:name="T193" style:family="text">
      <style:text-properties fo:language="pt" fo:country="BR"/>
    </style:style>
    <style:style style:name="T194" style:family="text">
      <style:text-properties fo:language="pt" fo:country="BR" fo:font-weight="bold" officeooo:rsid="007d339f" style:font-weight-asian="bold" style:font-weight-complex="bold"/>
    </style:style>
    <style:style style:name="T195" style:family="text">
      <style:text-properties fo:language="pt" fo:country="BR" fo:font-weight="bold" officeooo:rsid="0099e0e8" style:font-weight-asian="bold" style:font-weight-complex="bold"/>
    </style:style>
    <style:style style:name="T196" style:family="text">
      <style:text-properties fo:language="pt" fo:country="BR" fo:font-weight="bold" officeooo:rsid="009f8d42" style:font-weight-asian="bold" style:font-weight-complex="bold"/>
    </style:style>
    <style:style style:name="T197" style:family="text">
      <style:text-properties fo:language="pt" fo:country="BR" fo:font-weight="normal" style:font-weight-asian="normal" style:font-weight-complex="normal"/>
    </style:style>
    <style:style style:name="T198" style:family="text">
      <style:text-properties fo:language="pt" fo:country="BR" fo:font-weight="normal" officeooo:rsid="00849222" style:font-weight-asian="normal" style:font-weight-complex="normal"/>
    </style:style>
    <style:style style:name="T199" style:family="text">
      <style:text-properties fo:language="pt" fo:country="BR" fo:font-weight="normal" officeooo:rsid="01039616" style:font-weight-asian="normal" style:font-weight-complex="normal"/>
    </style:style>
    <style:style style:name="T200" style:family="text">
      <style:text-properties fo:language="pt" fo:country="BR" fo:font-weight="normal" officeooo:rsid="010902c7" style:font-weight-asian="normal" style:font-weight-complex="normal"/>
    </style:style>
    <style:style style:name="T201" style:family="text">
      <style:text-properties fo:language="pt" fo:country="BR" fo:font-weight="normal" officeooo:rsid="00865335" style:font-weight-asian="normal" style:font-weight-complex="normal"/>
    </style:style>
    <style:style style:name="T202" style:family="text">
      <style:text-properties fo:language="pt" fo:country="BR" fo:font-weight="normal" officeooo:rsid="00a6f100" style:font-weight-asian="normal" style:font-weight-complex="normal"/>
    </style:style>
    <style:style style:name="T203" style:family="text">
      <style:text-properties fo:language="pt" fo:country="BR" fo:font-weight="normal" officeooo:rsid="0095a499" style:font-weight-asian="normal" style:font-weight-complex="normal"/>
    </style:style>
    <style:style style:name="T204" style:family="text">
      <style:text-properties fo:language="pt" fo:country="BR" fo:font-weight="normal" officeooo:rsid="00a79144" style:font-weight-asian="normal" style:font-weight-complex="normal"/>
    </style:style>
    <style:style style:name="T205" style:family="text">
      <style:text-properties fo:language="pt" fo:country="BR" fo:font-weight="normal" officeooo:rsid="00a98e85" style:font-weight-asian="normal" style:font-weight-complex="normal"/>
    </style:style>
    <style:style style:name="T206" style:family="text">
      <style:text-properties fo:language="pt" fo:country="BR" fo:font-weight="normal" officeooo:rsid="00a9db09" style:font-weight-asian="normal" style:font-weight-complex="normal"/>
    </style:style>
    <style:style style:name="T207" style:family="text">
      <style:text-properties fo:language="pt" fo:country="BR" officeooo:rsid="00849222"/>
    </style:style>
    <style:style style:name="T208" style:family="text">
      <style:text-properties fo:language="pt" fo:country="BR" officeooo:rsid="0095a499"/>
    </style:style>
    <style:style style:name="T209" style:family="text">
      <style:text-properties fo:language="pt" fo:country="BR" officeooo:rsid="00981113"/>
    </style:style>
    <style:style style:name="T210" style:family="text">
      <style:text-properties fo:language="pt" fo:country="BR" officeooo:rsid="0099b1ce"/>
    </style:style>
    <style:style style:name="T211" style:family="text">
      <style:text-properties fo:language="pt" fo:country="BR" officeooo:rsid="0099e0e8"/>
    </style:style>
    <style:style style:name="T212" style:family="text">
      <style:text-properties fo:language="pt" fo:country="BR" officeooo:rsid="009ab9c0"/>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officeooo:rsid="012a1482"/>
    </style:style>
    <style:style style:name="T223" style:family="text">
      <style:text-properties officeooo:rsid="0132575c"/>
    </style:style>
    <style:style style:name="T224" style:family="text">
      <style:text-properties officeooo:rsid="0132dd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sa gourmet </text:p>
      <text:p text:style-name="P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text:span text:style-name="T222">e alugueis</text:span> com o intuito de manter toda produção interna ao sistema fazendo comparações com outros eventos <text:span text:style-name="T134">a fim de</text:span> garanti lucro máximo a todos.</text:p>
      <text:p text:style-name="P4"/>
      <text:p text:style-name="P17">Evento</text:p>
      <text:p text:style-name="P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18"><text:span text:style-name="T136">Criação</text:span> de evento</text:p>
      <text:p text:style-name="P6"><text:tab/>Ao <text:span text:style-name="T136">iniciar</text:span> a criação de eventos o <text:span text:style-name="T136">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3">execuç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considerado o tempo entre a <text:span text:style-name="T137">execução</text:span> e início da exposição das propagandas através de dados da comunidade, uma vez <text:span text:style-name="T137">concluído</text:span> o evento será salvo em uma lista onde aguardara a aprovação do promotor, podendo ser simulado, para <text:span text:style-name="T137">execução</text:span>, abandono ou comercialização em loja alertando inconsistência das datas que poderão ser alteradas e atualizadas para os envolvidos se houver necessidade.</text:p>
      <text:p text:style-name="P19">Ingresso</text:p>
      <text:p text:style-name="P8"><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20"><text:span text:style-name="T81">C</text:span>riação de ingresso</text:p>
      <text:p text:style-name="P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1"><text:span text:style-name="T82">R</text:span>eceita</text:p>
      <text:p text:style-name="P99"><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22">Criar receita</text:p>
      <text:p text:style-name="P23"><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4"><text:span text:style-name="T84">P</text:span>ropagandas</text:p>
      <text:p text:style-name="P25"><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6"><text:span text:style-name="T85">C</text:span>riação de propaganda</text:p>
      <text:p text:style-name="P150"><text:tab/>Para a disposição do usuário o sistema de criação de propag<text:span text:style-name="T146">a</text:span>ndas é ofertado com o intuito de publicidade de eventos, contendo um poderoso sistema de criação de <text:span text:style-name="T224">design</text:span>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27">Layout</text:p>
      <text:p text:style-name="P151"><text:tab/><text:span text:style-name="T146">Responsável</text:span> por suprir as necessidades de edição de textos, padronização e edição de imagens, o <text:span text:style-name="T224">design</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92">Criação de <text:span text:style-name="T224">Design</text:span></text:p>
      <text:p text:style-name="P152"><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28">Cardápio</text:p>
      <text:p text:style-name="P153"><text:tab/>Sistema de disposição de receitas ofertadas durante um evento, podendo apresentar o preço de <text:span text:style-name="T152">seus itens</text:span> e <text:span text:style-name="T152">também</text:span> promoções, fazendo uso do editor de <text:span text:style-name="T224">design</text:span> para maior agilidade na construção apresenta de maneira <text:span text:style-name="T153">o</text:span>rganizada e atraente aos convidados acesso as receitas, e itens utilizados no preparo</text:p>
      <text:p text:style-name="P29">Criação de <text:span text:style-name="T152">cardápio</text:span></text:p>
      <text:p text:style-name="P30"><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31">Promoção</text:p>
      <text:p text:style-name="P100"><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32">Criação e administração de promoções</text:p>
      <text:p text:style-name="P154"><text:tab/>Para construção de promoções <text:span text:style-name="T125">o sistema é composto p</text:span>o<text:span text:style-name="T125">r um</text:span> sistema de edição de <text:span text:style-name="T224">design</text:span>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3"><text:span text:style-name="T92">C</text:span>ontrato</text:p>
      <text:p text:style-name="P101"><text:tab/>Sistema de simplificação e padronização de criação de contratos para itens internos do sistema, facilitando os produtores de evento e garantindo a todos a <text:span text:style-name="T147">seguridade</text:span> de suas criações.</text:p>
      <text:p text:style-name="P33">Criação de contrato</text:p>
      <text:p text:style-name="P101"><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34">Monitor</text:p>
      <text:p text:style-name="P102"><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35">Atividade de monitoramento</text:p>
      <text:p text:style-name="P103"><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6"><text:soft-page-break/>Perfil</text:p>
      <text:p text:style-name="P104"><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37">Edição de perfil</text:p>
      <text:p text:style-name="P105"><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 permitindo acesso ao sistema de login canso o usuário não tenha salvo a senha</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38">Histórico</text:p>
      <text:p text:style-name="P106"><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39">Criação de histórico</text:p>
      <text:p text:style-name="P155"><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design</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40">Tema</text:p>
      <text:p text:style-name="P107"><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41">Criação de tema</text:p>
      <text:p text:style-name="P108"><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2">Participante</text:p>
      <text:p text:style-name="P109"><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3">Das particularidades do participante</text:p>
      <text:p text:style-name="P110"><text:tab/>Tem como <text:span text:style-name="T112">a possibilidade de visualizar suas</text:span> atividades sendo possível ter acesso a histórico do participante <text:span text:style-name="T112">e a loja cadastrada sues empreendimento com alugueis e frete através do comércio</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4">Convidado</text:p>
      <text:p text:style-name="P45"><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6">Convite</text:p>
      <text:p text:style-name="P111"><text:tab/>Como o nome já diz, tratasse do convite, mas não se restringe a isso, pois o módulo convite possibilita que o usuário envie convite para amigos no sistema <text:span text:style-name="T156">e em redes sociais, podendo ter acesso ao tema do evento, se houver, além de manter um sistema de comunicação entre todos os participantes do evento.</text:span></text:p>
      <text:p text:style-name="P47">Selecionar e definir funções <text:span text:style-name="T157">de convidados</text:span></text:p>
      <text:p text:style-name="P48"><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4">Propriedade</text:p>
      <text:p text:style-name="P113"><text:tab/>Sistema de gerenciamento de ambientes para aluguéis, propriedade possibilita o cadastro com todos as mídias de <text:span text:style-name="T224">design</text:span> e divulgação, manutenções. Em forma de lista para clientes.</text:p>
      <text:p text:style-name="P49">Administrar propriedades</text:p>
      <text:p text:style-name="P112"><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0">Loja</text:p>
      <text:p text:style-name="P114"><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51">Criação de lista de produtos</text:p>
      <text:p text:style-name="P156"><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2">Estoque</text:p>
      <text:p text:style-name="P115"><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53">Administração de pedidos</text:p>
      <text:p text:style-name="P116"><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17"><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54">Finalização de <text:span text:style-name="T139">transações</text:span> com pagamento</text:p>
      <text:p text:style-name="P117"><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5">Comprar</text:p>
      <text:p text:style-name="P118"><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56">Listas de compras</text:p>
      <text:p text:style-name="P119"><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57">Alugar</text:p>
      <text:p text:style-name="P120"><text:tab/>Para casa, pousadas, etc. um sistema de alugueis muito prático, que inclui o sistema de pagamentos interno, uma opção para monetização de ambientes, automóveis etc.</text:p>
      <text:p text:style-name="P57">Lista de aluguéis</text:p>
      <text:p text:style-name="P157"><text:span text:style-name="T194"><text:tab/></text:span><text:span text:style-name="T198">Semelhante ao modulo de compras, lista de aluguéis permite ao participante alugar </text:span><text:span text:style-name="T199">e guardar os dados </text:span><text:span text:style-name="T198">simultaneamente vários itens ou estabelecimentos organizando-</text:span><text:span text:style-name="T200">os</text:span><text:span text:style-name="T198"> e</text:span><text:span text:style-name="T200">m</text:span><text:span text:style-name="T198">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1">ç</text:span><text:span text:style-name="T198">ão.</text:span></text:p>
      <text:p text:style-name="P159"><text:span text:style-name="T207">V</text:span><text:span text:style-name="T193">itrine</text:span></text:p>
      <text:p text:style-name="P160"><text:soft-page-break/><text:span text:style-name="T197"><text:tab/>A composição de todas as listas de participantes do sistema que podemos buscar </text:span><text:span text:style-name="T202">além de acesso ao perfil do participante. E</text:span><text:span text:style-name="T203">sse módulo permite a conexão entre os indivíduos do sistema sendo eles participantes, lojas ou servidores, </text:span><text:span text:style-name="T204">g</text:span><text:span text:style-name="T203">arantindo todas as ferramentas para sua interação, facilitando o encontro de ajuda em grupo</text:span><text:span text:style-name="T205">s</text:span><text:span text:style-name="T203"> de discuss</text:span><text:span text:style-name="T206">ão</text:span><text:span text:style-name="T203">.</text:span></text:p>
      <text:p text:style-name="P161"><text:span text:style-name="T208">L</text:span><text:span text:style-name="T193">ista de participantes</text:span></text:p>
      <text:p text:style-name="P164"><text:span text:style-name="T193"><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09">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2"><text:span text:style-name="T208">L</text:span><text:span text:style-name="T193">ista de debates</text:span></text:p>
      <text:p text:style-name="P165"><text:span text:style-name="T193"><text:tab/>Com um propósito </text:span><text:span text:style-name="T210">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1">com metadados “receitas”, o sistema listará como “</text:span><text:span text:style-name="T212">classes receitas</text:span><text:span text:style-name="T211">”, </text:span><text:span text:style-name="T213">expandindo </text:span><text:span text:style-name="T214">o conhecimento da comunidade </text:span><text:span text:style-name="T213">e adicionando filtros </text:span><text:span text:style-name="T215">ao sistema</text:span><text:span text:style-name="T211">. </text:span><text:span text:style-name="T216">Permite também que o participante crie um grupo com o tema de sua escolha.</text:span></text:p>
      <text:p text:style-name="P158"><text:span text:style-name="T195">L</text:span><text:span text:style-name="T196">ista de lojas</text:span></text:p>
      <text:p text:style-name="P166"><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3"><text:span text:style-name="T218">L</text:span><text:span text:style-name="T193">ista de serviços</text:span></text:p>
      <text:p text:style-name="P167"><text:span text:style-name="T193"><text:tab/>Semelhante a </text:span><text:span text:style-name="T220">lista de</text:span><text:span text:style-name="T193"> lojas, esse módulo permite a contratação de serviços como transporte e frete, além de possibilitar o </text:span><text:span text:style-name="T221">aluguel de ambientes para eventos. </text:span></text:p>
      <text:p text:style-name="P120"><text:tab/></text:p>
      <text:p text:style-name="P58">Classificação de pessoas no sistema</text:p>
      <text:p text:style-name="P1"><text:tab/>O sistema conterá descrições para os tipos de <text:span text:style-name="T138">participantes, </text:span>a fim de esclarecimento do sistema, todos devem receber os mesmos acessos de produtos e serviços.</text:p>
      <text:p text:style-name="P59">Lobby de festas</text:p>
      <text:p text:style-name="P121"><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59">Destaques</text:p>
      <text:p text:style-name="P121"><text:tab/>Permite ao usuário ver todas as propagandas e promoções impulsionadas e mais bem avaliadas ordenadas pelo sistema, <text:span text:style-name="T158">listando</text:span> as atividades de usuários impulsionados ou muito bem avaliados <text:span text:style-name="T159">separando-os</text:span> por listas específicas <text:span text:style-name="T159">permitindo que todos os participantes no raio de alcance possam visualizar e caso tenham interesse em adquirir produto, ingresso ou a chance de contratar um profissional bem avaliado.</text:span></text:p>
      <text:p text:style-name="P60">Acessar</text:p>
      <text:p text:style-name="P122"><text:tab/><text:span text:style-name="T160">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61">Mapas</text:p>
      <text:p text:style-name="P123"><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1">O mapa possibilitará a projeção do trajeto sobe o mapa.</text:span></text:p>
      <text:p text:style-name="P62">Agenda</text:p>
      <text:p text:style-name="P124"><text:tab/><text:span text:style-name="T162">Sistema de controle, organização e manutenção do tempo e afazeres do participante, nesse módulo é possível ser gerenciado por múltiplos participantes, datas e horários e afazeres.</text:span></text:p>
      <text:p text:style-name="P63">Calendário</text:p>
      <text:p text:style-name="P125"><text:tab/><text:span text:style-name="T163">Sistema de datas e horários em planilhas cronológicas em formato para edição de afazeres, através do calendário é possível acessar o editor de afazeres e buscar afazeres específicos.</text:span></text:p>
      <text:p text:style-name="P64">Lista de afazeres</text:p>
      <text:p text:style-name="P126"><text:tab/>Sistema de lista de afazeres em ordem cronológica possibilitando o acesso ao editor de afazeres e busca<text:span text:style-name="T164">s</text:span> específic<text:span text:style-name="T164">a</text:span>s.</text:p>
      <text:p text:style-name="P65">Afazeres</text:p>
      <text:p text:style-name="P127"><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6">e </text:span>com acesso ao monitor, caso o evento esteja em andamento, <text:span text:style-name="T167">faz desse módulo um dos principais componentes que caracterizam o sistema</text:span>. <text:span text:style-name="T165">O calendário e lista de afazeres podem ser impressos.</text:span></text:p>
      <text:p text:style-name="P66">Checklist</text:p>
      <text:p text:style-name="P127"><text:tab/><text:span text:style-name="T168">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7">Sistema de evolução</text:p>
      <text:p text:style-name="P128"><text:span text:style-name="T165"><text:s/></text:span><text:span text:style-name="T8"><text:tab/></text:span><text:span text:style-name="T169">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8">Conferir</text:p>
      <text:p text:style-name="P129"><text:tab/><text:span text:style-name="T170">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69">Impulsionar</text:p>
      <text:p text:style-name="P130"><text:tab/>De forma simples os participantes, lojas, e itens poderão atingir um número maior de usuários com intuito de maximizar os lucros de um participante.</text:p>
      <text:p text:style-name="P69">Propulsor</text:p>
      <text:p text:style-name="P130"><text:tab/><text:span text:style-name="T171">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70">Gerador</text:p>
      <text:p text:style-name="P131"><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71">Gerar automaticamente </text:p>
      <text:p text:style-name="P132"><text:tab/><text:span text:style-name="T172">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2">Chat</text:p>
      <text:p text:style-name="P133"><text:tab/><text:span text:style-name="T173">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3">Bloqueio de participantes</text:p>
      <text:p text:style-name="P134"><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4">Chat de comunicação</text:p>
      <text:p text:style-name="P135"><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4">Criar debate</text:p>
      <text:p text:style-name="P135"><text:tab/>Sistema de criação de debate ou grupos de discussões entre participantes selecionados, fazendo uso do chat mas com o acréscimo da possibilidade de iniciar uma conversa privada com um participante do grupo, <text:span text:style-name="T174">e por fim, salvar os resultados do debate podendo mantê-lo publico ou privado</text:span>.</text:p>
      <text:p text:style-name="P75">Lista de debates</text:p>
      <text:p text:style-name="P136"><text:tab/>Sistema de lista de debates salvos pelo participante, com o intuito de recuperar discussões, podendo torná-las públicas ou privadas. Tais debates são posicionados na lista de debates, quando públicas, para o acesso geral mediante buscas.</text:p>
      <text:p text:style-name="P76">Configurações</text:p>
      <text:p text:style-name="P137"><text:tab/><text:span text:style-name="T175">Com a finalidade genérica de controle para operações com dados as configurações permitem também o controle de rascunhos e dados temporários para recuperação posterior além de compartilhamento em redes sociais.</text:span></text:p>
      <text:p text:style-name="P77">Configurar</text:p>
      <text:p text:style-name="P138"><text:tab/>Sistema de composto por Altera, Adicionar, Salvar, Deletar, Buscar, <text:span text:style-name="T177">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8">Acesso de usuários</text:p>
      <text:p text:style-name="P79"><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80">Cadastrar</text:p>
      <text:p text:style-name="P139"><text:tab/><text:span text:style-name="T176">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81">Login/Logout</text:p>
      <text:p text:style-name="P140"><text:tab/>Sistema simplificado de inicialização do sistema permite ao usuário entrar e sair, contudo garante a persistência de dados como rascunhos em módulos de criação, para futuras conclusões dos mesmos.<text:tab/></text:p>
      <text:p text:style-name="P82">Visualização</text:p>
      <text:p text:style-name="P141"><text:tab/>Um módulo que permite a visualização de todos os módulos que geram arte para impressão, de forma simplificada e <text:span text:style-name="T178">genérica.</text:span></text:p>
      <text:p text:style-name="P83">Projeção</text:p>
      <text:p text:style-name="P142"><text:tab/><text:span text:style-name="T178">Módulo reservado ao sistema para criação gráfica a partir de dados coletados possibilitando também a especulação gráfica da curva de evolução com base em dados obtidos da comunidade.</text:span></text:p>
      <text:p text:style-name="P84"><text:soft-page-break/>Gerar gráficos</text:p>
      <text:p text:style-name="P143"><text:tab/>Principal função do sistema de geração de gráficos, basicamente esse é o propulsor do módulo uma vez que ele inicia todas as interações <text:span text:style-name="T179">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5">Transporte</text:p>
      <text:p text:style-name="P144"><text:tab/>Oferecendo um sistema para a suprimento da necessidade de transportar e fretar envios, o modulo transporte permite também o aluguel de veículos e todo o seu gerenciamento.</text:p>
      <text:p text:style-name="P86">Administrar veículos</text:p>
      <text:p text:style-name="P144"><text:tab/><text:span text:style-name="T180">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7">Editar frete</text:p>
      <text:p text:style-name="P145"><text:tab/>Esse módulo é o segundo mais importante do sistema de transporte, uma vez que ele é responsável por preencher veículos com motoristas para fretes, responsável também pelo calculo de lucros dos alugueis/fretes <text:s/>podendo fornecer ao cliente a contratação de frete gerando um histórico para geração de gráficos de curva de evolução.</text:p>
      <text:p text:style-name="P88">Entregar veículo</text:p>
      <text:p text:style-name="P146"><text:tab/>Um pouco mais simples mas tão importante quanto, o sistema de entrega de carros permite ao proprietário direcionar qual carro vai para qual serviço, podendo altera entre entrega, aluguel ou ser posto em <text:span text:style-name="T181">manutenção.</text:span></text:p>
      <text:p text:style-name="P89">Todos os transportes</text:p>
      <text:p text:style-name="P147"><text:tab/>Com a finalidade de guardar todos os dados de alugueis ou frete durante toda a vida comercial do usuário, esse sistema também permite uma rápida recuperação de dados para a criação dos gráficos de curva de evolução.</text:p>
      <text:p text:style-name="P90">Alugar veículos</text:p>
      <text:p text:style-name="P148"><text:tab/>Como o próprio nome sugere, alugar veículos permite o aluguel de um veículo com a possibilidade de selecionar algum indivíduo para dirigi-lo possibilitado por algum registro <text:span text:style-name="T182">nacional de condutores</text:span>.</text:p>
      <text:p text:style-name="P91">Imprimir</text:p>
      <text:p text:style-name="P149"><text:tab/>Modulo de <text:span text:style-name="T183">especialização</text:span> de para diferentes tipos de impressão, os quais devem apresentar algumas alterações <text:span text:style-name="T184">particulares </text:span>para <text:span text:style-name="T185">maior</text:span> adequação de impressão.</text:p>
      <text:p text:style-name="P1">São elas.</text:p>
      <text:p text:style-name="P9">Projeção</text:p>
      <text:p text:style-name="P93"><text:tab/>Construído com o intuito de generaliza todas as formas de projeção, esse módulo contem todas as ferramentas para a criação de gráficos para avaliação.</text:p>
      <text:p text:style-name="P9">Gerar gráficos</text:p>
      <text:p text:style-name="P93"><text:tab/>Podendo construir os gráficos dos módulos loja, transportar e propriedades apresentando-lhes variação entre períodos similares, variações por período, <text:span text:style-name="T186">expectativas</text:span> <text:span text:style-name="T186">e especulações do participante, com base em dados da comunidade, possibilitando que o participante possa entender os seus riscos antes de criar determinado investimento fazendo uso do histórico atualizado em tempo real pelo checklist.</text:span></text:p>
      <text:p text:style-name="P10">Acessar e compartilhar</text:p>
      <text:p text:style-name="P94"><text:tab/><text:span text:style-name="T187">Para mais rápida construção de um serviço de divulgação o módulo de compartilhamento possibilita a réplica de várias publicações em diferentes redes sociais cadastradas pelo usuário, diminuindo assim seu trabalho.</text:span></text:p>
      <text:p text:style-name="P11">Pulicar nas redes</text:p>
      <text:p text:style-name="P95"><text:tab/>Uma abstração dos tipos de publicação que <text:span text:style-name="T188">será</text:span> inserida nas redes sociais do participante juntamente as informações do sistema criando uma publicação com dupla intenção de <text:span text:style-name="T188">compartilhar o sistema e o evento do participante.</text:span></text:p>
      <text:p text:style-name="P12">Administrar redes</text:p>
      <text:p text:style-name="P96"><text:tab/><text:span text:style-name="T189">A administração de redes inclui o cadastro, alteração, persistência dos dados e exclusão de dados do participante, possibilitando o convide de amigos das redes cadastradas gerando a captura de dados das redes dos participantes.</text:span></text:p>
      <text:p text:style-name="P15">Cooperadores</text:p>
      <text:p text:style-name="P98"><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5">Interagir com</text:p>
      <text:p text:style-name="P98"><text:tab/>Equivalente ao módulo de administração pode-se a partir desse ponto convidar outros participantes do sistema, ou excluir participantes para a produção ou gerenciamento. <text:span text:style-name="T192">Que disponibilizará a atividade que o participante estiver sendo convidado no nível de atualização que estiver criando uma cópia que posteriormente será misturada a do participante principal através do módulo de mesclagem. </text:span></text:p>
      <text:p text:style-name="P14"><text:span text:style-name="T191">#</text:span>Assinatura digital</text:p>
      <text:p text:style-name="P97"><text:tab/>Da necessidade de autenticação dos participantes de maneira mais severa, o módulo de assinatura digital permite a confirmação de dados de uma pessoa para o sistema, <text:span text:style-name="T190">a fim de minimizar fraudes aumentando a segurança dos usuários, tendo os módulos de criar assinatura e confirmar assinatura disponível</text:span>.</text:p>
      <text:p text:style-name="P13"/>
      <text:p text:style-name="P9"/>
      <text:p text:style-name="P1">participante-estático (<text:span text:style-name="T140">PE</text:span>): convidado a exercer funções durante o evento, permanece esperando a promoção de <text:span text:style-name="T140">PE</text:span> para <text:span text:style-name="T140">PD.</text:span></text:p>
      <text:p text:style-name="P1">paticipante-dinâmico(<text:span text:style-name="T140">PD</text:span>):desempenha funções durante o evento.</text:p>
      <text:p text:style-name="P1">Participante-principal<text:span text:style-name="T121">(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31T19:11:11.652416957</dc:date>
    <meta:editing-duration>P1DT8H24M45S</meta:editing-duration>
    <meta:editing-cycles>252</meta:editing-cycles>
    <meta:generator>LibreOffice/5.1.6.2$Linux_X86_64 LibreOffice_project/10m0$Build-2</meta:generator>
    <meta:document-statistic meta:table-count="0" meta:image-count="0" meta:object-count="0" meta:page-count="4" meta:paragraph-count="190" meta:word-count="6776" meta:character-count="44005" meta:non-whitespace-character-count="37314"/>
  </office:meta>
</office:document-meta>
</file>